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18.848cm"/>
    </style:style>
    <style:style style:name="P1" style:family="paragraph">
      <style:text-properties fo:font-size="32pt"/>
    </style:style>
    <style:style style:name="P2" style:family="paragraph">
      <style:text-properties fo:font-size="75pt" style:font-size-asian="75pt" style:font-size-complex="75pt"/>
    </style:style>
    <style:style style:name="P3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4" style:family="paragraph">
      <style:text-properties fo:font-size="20pt"/>
    </style:style>
    <style:style style:name="T1" style:family="text">
      <style:text-properties fo:font-size="75pt" style:font-size-asian="75pt" style:font-size-complex="7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ing, Testing, iO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Heath Borders</text:p>
            <text:p text:style-name="P1">Senior Software Engineer</text:p>
            <text:p text:style-name="P1">Asynchrony Solutions, Inc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oad Ma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y test?</text:p>
              </text:list-item>
              <text:list-item>
                <text:p>OCUnit</text:p>
              </text:list-item>
              <text:list-item>
                <text:p>Google Toolbox for Mac (GTM)</text:p>
              </text:list-item>
              <text:list-item>
                <text:p>GHUnit</text:p>
              </text:list-item>
              <text:list-item>
                <text:p>UIAutomation</text:p>
              </text:list-item>
              <text:list-item>
                <text:p>UISpec</text:p>
              </text:list-item>
              <text:list-item>
                <text:p>OCMock</text:p>
              </text:list-item>
              <text:list-item>
                <text:p>Final Recommend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Test 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Unit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Integration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Interaction 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Mo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aluation Criter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ase of setup, writing, and running tests</text:p>
              </text:list-item>
              <text:list-item>
                <text:p>Error reporting</text:p>
              </text:list-item>
              <text:list-item>
                <text:p>Debugging</text:p>
              </text:list-item>
              <text:list-item>
                <text:p>Integration with Xcode</text:p>
              </text:list-item>
              <text:list-item>
                <text:p>Integration with the command line (interfacing with continuous integration system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7" draw:text-style-name="P2" draw:layer="layout" svg:width="25.199cm" svg:height="18.848cm" svg:x="1.4cm" svg:y="0.837cm" presentation:class="title" presentation:user-transformed="true">
          <draw:text-box>
            <text:p text:style-name="P2"><text:span text:style-name="T1">Check out our example app!</text:span><text:span text:style-name="T1"><text:line-break/></text:span><text:span text:style-name="T2">(dem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- Setu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3">http://developer.apple.com/library/ios/#documentation/Xcode/Conceptual/iphone_development/135-Unit_Testing_Applications/unit_testing_applications.html</text:span></text:p>
              </text:list-item>
              <text:list-item>
                <text:p><text:span text:style-name="T4">Sorry for the small font, you'll copy-paste it anyway</text:span></text:p>
              </text:list-item>
              <text:list-item>
                <text:p>Need different targets and platforms for Unit tests and Integration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/>
                <text:p>-(void) testMyTestNameGoesHere { 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s only run on the iOS simulator</text:p>
                <text:list>
                  <text:list-item>
                    <text:p>Use the 'Test' scheme to run</text:p>
                  </text:list-item>
                  <text:list-item>
                    <text:p>Run individual tests by editing the 'Test' scheme</text:p>
                  </text:list-item>
                </text:list>
              </text:list-item>
              <text:list-item>
                <text:p>Integration tests only run on your iOS device</text:p>
                <text:list>
                  <text:list-item>
                    <text:p>Use the 'Run' scheme to run</text:p>
                  </text:list-item>
                  <text:list-item>
                    <text:p>Can't run individual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 and failure messages</text:p>
                <text:p/>
              </text:list-item>
              <text:list-item>
                <text:p text:style-name="P3">For JUnit-style output:</text:p>
                <text:list>
                  <text:list-item>
                    <text:p>https://github.com/hborders/BPOCUnitXMLRepor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dd a breakpoint and re-run.</text:p>
              </text:list-item>
              <text:list-item>
                <text:p>Really, this is nice. <text:s/>It didn't used to be this eas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CUnit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For unit tests, run test scheme with xcodebuild</text:p>
                <text:list>
                  <text:list-item>
                    <text:p>xcodebuild -workspace /absolute/path/to/workspace -scheme MyUnitTestScheme -sdk iphonesimulator</text:p>
                    <text:p/>
                  </text:list-item>
                </text:list>
              </text:list-item>
              <text:list-item>
                <text:p>Integration tests only run on an iOS device, so they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http://code.google.com/p/google-toolbox-for-mac/wiki/iPhoneUnitTesting</text:span></text:p>
              </text:list-item>
              <text:list-item>
                <text:p>Need a separate Test app target</text:p>
              </text:list-item>
              <text:list-item>
                <text:p>Tests essentially run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/>
                <text:p>-(void) testMyTestNameGoesHere { }</text:p>
                <text:p/>
              </text:list-header>
              <text:list-item>
                <text:p>Assertions are compatible with OCUni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sts run in both the simulator and on device</text:p>
              </text:list-item>
              <text:list-item>
                <text:p>Can't choose which tests to 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 and failure messages</text:p>
                <text:p/>
              </text:list-item>
              <text:list-item>
                <text:p text:style-name="P3">Error report is equivalent to OCUnit, doesn't have hooks for configuring junit-style repo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isable the 'Run Script' build phase</text:p>
                <text:list>
                  <text:list-item>
                    <text:p>If you don't, your build will fail and you won't be able to debug!</text:p>
                  </text:list-item>
                </text:list>
              </text:list-item>
              <text:list-item>
                <text:p>Add a breakpoint</text:p>
              </text:list-item>
              <text:list-item>
                <text:p>Build and Run your test ap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it test failures show up in the issue navigator and in the editor</text:p>
              </text:list-item>
              <text:list-item>
                <text:p>Integration tests have no integration, success/failure only shows in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TM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uild your test app using xcodebuild.</text:p>
                <text:list>
                  <text:list-item>
                    <text:p>The 'Run Script' phase runs the tests</text:p>
                    <text:p/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- Set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">http://gabriel.github.com/gh-unit/docs/appledoc_include/guide_install_ios_4.html</text:span></text:p>
                <text:list>
                  <text:list-item>
                    <text:p><text:span text:style-name="T2">Use GHUnitIOSAppDelegate</text:span></text:p>
                  </text:list-item>
                  <text:list-item>
                    <text:p><text:span text:style-name="T2">http://stackoverflow.com/q/6738822/9636</text:span></text:p>
                  </text:list-item>
                </text:list>
              </text:list-item>
              <text:list-item>
                <text:p>Need a separate Test app target</text:p>
              </text:list-item>
              <text:list-item>
                <text:p>Tests run in a separate ap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- Wri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/>
                <text:p>-(void) testMyTestNameGoesHere { }</text:p>
                <text:p/>
              </text:list-header>
              <text:list-item>
                <text:p>Assertions are similar to OCUnit, but are prefixed with GH (GHAssertTrue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- Run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sts run in both the simulator and on device</text:p>
              </text:list-item>
              <text:list-item>
                <text:p>Tests run inside test app</text:p>
                <text:list>
                  <text:list-item>
                    <text:p>Can't use your UIApplicationDelegate as </text:p>
                    <text:list>
                      <text:list-header>
                        <text:p>-[UIApplication sharedDelegate]</text:p>
                      </text:list-header>
                    </text:list>
                  </text:list-item>
                </text:list>
              </text:list-item>
              <text:list-item>
                <text:p>You can choose which tests to ru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Error Repor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rrors include line numbers, failure messages, and stack traces</text:p>
                <text:p/>
              </text:list-item>
              <text:list-item>
                <text:p text:style-name="P3">Error report can output in junit format</text:p>
                <text:list>
                  <text:list-item>
                    <text:p>WRITE_JUNIT_XML=Y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Debugg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dd a breakpoint</text:p>
              </text:list-item>
              <text:list-item>
                <text:p>Build and Run your test ap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Xcode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HUnit –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2">http://gabriel.github.com/gh-unit/docs/appledoc_include/guide_command_line.html</text:span></text:p>
                <text:list>
                  <text:list-item>
                    <text:p>A 'Run Script' phase runs the tests when an environment variable is present</text:p>
                    <text:p/>
                  </text:list-item>
                </text:list>
              </text:list-item>
              <text:list-item>
                <text:p>IOS device tests can't be triggered from the command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eath Borders</meta:initial-creator>
    <meta:creation-date>2011-09-14T22:22:47</meta:creation-date>
    <meta:editing-duration>PT2H58M4S</meta:editing-duration>
    <meta:editing-cycles>21</meta:editing-cycles>
    <dc:date>2011-09-15T01:20:40</dc:date>
    <dc:creator>Heath Borders</dc:creator>
    <meta:generator>LibreOffice/3.3$Unix LibreOffice_project/330m19$Build-6</meta:generator>
    <meta:document-statistic meta:object-count="135"/>
  </office:meta>
</office:document-meta>
</file>